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217.36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46.35pt"/>
    </style:style>
    <style:style style:name="co8" style:family="table-column">
      <style:table-column-properties fo:break-before="auto" style:column-width="63.44pt"/>
    </style:style>
    <style:style style:name="co9" style:family="table-column">
      <style:table-column-properties fo:break-before="auto" style:column-width="49.89pt"/>
    </style:style>
    <style:style style:name="co10" style:family="table-column">
      <style:table-column-properties fo:break-before="auto" style:column-width="78.41pt"/>
    </style:style>
    <style:style style:name="co11" style:family="table-column">
      <style:table-column-properties fo:break-before="auto" style:column-width="56.35pt"/>
    </style:style>
    <style:style style:name="co12" style:family="table-column">
      <style:table-column-properties fo:break-before="auto" style:column-width="57.74pt"/>
    </style:style>
    <style:style style:name="co13" style:family="table-column">
      <style:table-column-properties fo:break-before="auto" style:column-width="65.54pt"/>
    </style:style>
    <style:style style:name="co14" style:family="table-column">
      <style:table-column-properties fo:break-before="auto" style:column-width="185.9pt"/>
    </style:style>
    <style:style style:name="co15" style:family="table-column">
      <style:table-column-properties fo:break-before="auto" style:column-width="45.55pt"/>
    </style:style>
    <style:style style:name="co16" style:family="table-column">
      <style:table-column-properties fo:break-before="auto" style:column-width="39.26pt"/>
    </style:style>
    <style:style style:name="co17" style:family="table-column">
      <style:table-column-properties fo:break-before="auto" style:column-width="47.79pt"/>
    </style:style>
    <style:style style:name="co18" style:family="table-column">
      <style:table-column-properties fo:break-before="auto" style:column-width="44.19pt"/>
    </style:style>
    <style:style style:name="co19" style:family="table-column">
      <style:table-column-properties fo:break-before="auto" style:column-width="47.06pt"/>
    </style:style>
    <style:style style:name="co20" style:family="table-column">
      <style:table-column-properties fo:break-before="auto" style:column-width="54.2pt"/>
    </style:style>
    <style:style style:name="co21" style:family="table-column">
      <style:table-column-properties fo:break-before="auto" style:column-width="42.8pt"/>
    </style:style>
    <style:style style:name="co22" style:family="table-column">
      <style:table-column-properties fo:break-before="auto" style:column-width="37.81pt"/>
    </style:style>
    <style:style style:name="co23" style:family="table-column">
      <style:table-column-properties fo:break-before="auto" style:column-width="62.05pt"/>
    </style:style>
    <style:style style:name="co24" style:family="table-column">
      <style:table-column-properties fo:break-before="auto" style:column-width="41.36pt"/>
    </style:style>
    <style:style style:name="co25" style:family="table-column">
      <style:table-column-properties fo:break-before="auto" style:column-width="39.94pt"/>
    </style:style>
    <style:style style:name="co26" style:family="table-column">
      <style:table-column-properties fo:break-before="auto" style:column-width="37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7" style:family="table-cell" style:parent-style-name="Default" style:data-style-name="N43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ext-properties fo:color="#009900" fo:font-style="italic" style:font-style-asian="italic" style:font-style-complex="italic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0099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ackground-color="#ccffcc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808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ccffcc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style-name="ce10" office:value-type="string" calcext:value-type="string">
            <text:p>Gtk::Entry</text:p>
          </table:table-cell>
          <table:table-cell table:number-columns-repeated="3" table:style-name="ce10" office:value-type="string" calcext:value-type="string">
            <text:p>Gtk::Window</text:p>
          </table:table-cell>
          <table:table-cell table:style-name="ce10" office:value-type="string" calcext:value-type="string">
            <text:p>Gtk::Dialog</text:p>
          </table:table-cell>
          <table:table-cell table:style-name="ce16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5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5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3"/>
          <table:table-cell table:style-name="ce11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bar</text:p>
          </table:table-cell>
          <table:table-cell/>
          <table:table-cell table:style-name="ce11"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file</text:p>
          </table:table-cell>
          <table:table-cell table:number-columns-repeated="2" table:style-name="ce11" office:value-type="string" calcext:value-type="string">
            <text:p>m_menu_snap</text:p>
          </table:table-cell>
          <table:table-cell/>
          <table:table-cell table:style-name="ce11"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view</text:p>
          </table:table-cell>
          <table:table-cell table:number-columns-repeated="2" table:style-name="ce11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help</text:p>
          </table:table-cell>
          <table:table-cell table:number-columns-repeated="2" table:style-name="ce11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table:style-name="ce11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1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nButtons</text:p>
          </table:table-cell>
          <table:table-cell table:style-name="ce11" office:value-type="string" calcext:value-type="string">
            <text:p>ToggleButtons</text:p>
          </table:table-cell>
          <table:table-cell table:style-name="ce15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Adjustments</text:p>
          </table:table-cell>
          <table:table-cell table:style-name="ce11"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Entry</text:p>
          </table:table-cell>
          <table:table-cell table:style-name="ce11"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* Gtk::MessageDialog(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ce10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import_dialog()</text:p>
          </table:table-cell>
          <table:table-cell table:number-columns-repeated="2" table:style-name="ce12" office:value-type="string" calcext:value-type="string">
            <text:p>set_bpm()</text:p>
          </table:table-cell>
          <table:table-cell table:style-name="ce11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2" office:value-type="string" calcext:value-type="string">
            <text:p>set_bw()</text:p>
          </table:table-cell>
          <table:table-cell table:style-name="ce11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bout_dialog()</text:p>
          </table:table-cell>
          <table:table-cell table:style-name="ce12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1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dj_callback_ss()</text:p>
          </table:table-cell>
          <table:table-cell table:style-name="ce12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1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2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1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edit_callback_notepad()</text:p>
          </table:table-cell>
          <table:table-cell table:style-name="ce12"/>
          <table:table-cell office:value-type="string" calcext:value-type="string">
            <text:p>set_rec_vol()</text:p>
          </table:table-cell>
          <table:table-cell table:style-name="ce11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timer_callback()</text:p>
          </table:table-cell>
          <table:table-cell table:style-name="ce12"/>
          <table:table-cell office:value-type="string" calcext:value-type="string">
            <text:p>set_measures()</text:p>
          </table:table-cell>
          <table:table-cell table:style-name="ce11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apply_length()</text:p>
          </table:table-cell>
          <table:table-cell table:style-name="ce11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2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2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1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2"/>
          <table:table-cell office:value-type="string" calcext:value-type="string">
            <text:p>set_midi_bus()</text:p>
          </table:table-cell>
          <table:table-cell table:style-name="ce11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2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1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2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1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2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1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2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2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3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2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* 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table:style-name="ce11"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is_save()</text:p>
          </table:table-cell>
          <table:table-cell table:style-name="Default"/>
          <table:table-cell table:style-name="ce11"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table:style-name="ce11" office:value-type="string" calcext:value-type="string">
            <text:p>popup_menu()</text:p>
          </table:table-cell>
          <table:table-cell/>
          <table:table-cell table:style-name="ce11"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table:style-name="ce11"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bus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ch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sequence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event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11" office:value-type="string" calcext:value-type="string">
            <text:p>on_realize()</text:p>
          </table:table-cell>
          <table:table-cell/>
          <table:table-cell table:style-name="ce11"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11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key_release_event()</text:p>
          </table:table-cell>
          <table:table-cell table:style-name="ce10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table:style-name="ce11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grouplearnchange()</text:p>
          </table:table-cell>
          <table:table-cell table:style-name="Default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/>
          <table:table-cell table:style-name="ce1" office:value-type="string" calcext:value-type="string">
            <text:p>userfil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*midibus*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ax_busses = 32</text:p>
          </table:table-cell>
          <table:table-cell table:style-name="ce1" office:value-type="string" calcext:value-type="string">
            <text:p>seq24</text:p>
          </table:table-cell>
          <table:table-cell table:style-name="ce1" office:value-type="string" calcext:value-type="string">
            <text:p>*midibus*</text:p>
          </table:table-cell>
          <table:table-cell table:number-columns-repeated="6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1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key_x =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key_y = 8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6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keyarea_x = 3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7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timearea_y = 18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7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 table:style-name="ce17"/>
          <table:table-cell table:number-columns-repeated="12"/>
        </table:table-row>
        <table:table-row table:style-name="ro1">
          <table:table-cell table:style-name="ce17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_scales_text[][6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key_text[][3]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nterval_text[][3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chord_text[][5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9" office:value-type="string" calcext:value-type="string">
            <text:p>lash_driver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midibus_sysex_chunk = 0x100</text:p>
          </table:table-cell>
          <table:table-cell/>
          <table:table-cell table:style-name="ce1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um draw_type { DRAW_XXXX }</text:p>
          </table:table-cell>
          <table:table-cell table:style-name="ce1" office:value-type="string" calcext:value-type="string">
            <text:p>mainwid</text:p>
          </table:table-cell>
          <table:table-cell table:number-columns-repeated="9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 table:style-name="ce17" office:value-type="string" calcext:value-type="string">
            <text:p>sequence::select_action_e { …}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7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um = { e_keylabelsonsequence }</text:p>
          </table:table-cell>
          <table:table-cell table:style-name="ce1" office:value-type="string" calcext:value-type="string">
            <text:p>options</text:p>
          </table:table-cell>
          <table:table-cell table:number-columns-repeated="11"/>
        </table:table-row>
      </table:table>
      <table:table table:name="Globals 2" table:style-name="ta1">
        <table:table-column table:style-name="co14" table:default-cell-style-name="ce21"/>
        <table:table-column table:style-name="co15" table:default-cell-style-name="ce28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8" table:default-cell-style-name="ce33"/>
        <table:table-row table:style-name="ro1">
          <table:table-cell table:style-name="ce20" office:value-type="string" calcext:value-type="string">
            <text:p>E</text:p>
          </table:table-cell>
          <table:table-cell table:style-name="ce26" office:value-type="string" calcext:value-type="string">
            <text:p>Misc</text:p>
          </table:table-cell>
          <table:table-cell table:style-name="ce20" office:value-type="string" calcext:value-type="string">
            <text:p>seq24</text:p>
          </table:table-cell>
          <table:table-cell table:style-name="ce20" office:value-type="string" calcext:value-type="string">
            <text:p>globals</text:p>
          </table:table-cell>
          <table:table-cell table:style-name="ce20" office:value-type="string" calcext:value-type="string">
            <text:p>maintime</text:p>
          </table:table-cell>
          <table:table-cell table:style-name="ce20" office:value-type="string" calcext:value-type="string">
            <text:p>mainwid</text:p>
          </table:table-cell>
          <table:table-cell table:style-name="ce20" office:value-type="string" calcext:value-type="string">
            <text:p>mainwnd</text:p>
          </table:table-cell>
          <table:table-cell table:style-name="ce32" office:value-type="string" calcext:value-type="string">
            <text:p>F</text:p>
          </table:table-cell>
          <table:table-cell table:style-name="ce20" office:value-type="string" calcext:value-type="string">
            <text:p>perfnames</text:p>
          </table:table-cell>
          <table:table-cell table:style-name="ce20" office:value-type="string" calcext:value-type="string">
            <text:p>perfroll</text:p>
          </table:table-cell>
          <table:table-cell table:style-name="ce20" office:value-type="string" calcext:value-type="string">
            <text:p>perftime</text:p>
          </table:table-cell>
          <table:table-cell table:style-name="ce20" office:value-type="string" calcext:value-type="string">
            <text:p>seqdata</text:p>
          </table:table-cell>
          <table:table-cell table:style-name="ce20" office:value-type="string" calcext:value-type="string">
            <text:p>seqevent</text:p>
          </table:table-cell>
          <table:table-cell table:style-name="ce20" office:value-type="string" calcext:value-type="string">
            <text:p>seqkeys</text:p>
          </table:table-cell>
          <table:table-cell table:style-name="ce20" office:value-type="string" calcext:value-type="string">
            <text:p>seqroll</text:p>
          </table:table-cell>
          <table:table-cell table:style-name="ce20" office:value-type="string" calcext:value-type="string">
            <text:p>seqtime</text:p>
          </table:table-cell>
          <table:table-cell table:style-name="ce20" office:value-type="string" calcext:value-type="string">
            <text:p>keybindentry</text:p>
          </table:table-cell>
          <table:table-cell table:style-name="ce20" office:value-type="string" calcext:value-type="string">
            <text:p>mainwnd</text:p>
          </table:table-cell>
          <table:table-cell table:style-name="ce20" office:value-type="string" calcext:value-type="string">
            <text:p>perfedit</text:p>
          </table:table-cell>
          <table:table-cell table:style-name="ce20" office:value-type="string" calcext:value-type="string">
            <text:p>seqedit</text:p>
          </table:table-cell>
          <table:table-cell table:style-name="ce20" office:value-type="string" calcext:value-type="string">
            <text:p>options</text:p>
          </table:table-cell>
          <table:table-cell table:style-name="ce20" office:value-type="string" calcext:value-type="string">
            <text:p>seqmenu</text:p>
          </table:table-cell>
          <table:table-cell table:style-name="ce20" office:value-type="string" calcext:value-type="string">
            <text:p>sequence</text:p>
          </table:table-cell>
          <table:table-cell table:style-name="ce20" office:value-type="string" calcext:value-type="string">
            <text:p>trigger</text:p>
          </table:table-cell>
          <table:table-cell table:style-name="ce20" office:value-type="string" calcext:value-type="string">
            <text:p>perform</text:p>
          </table:table-cell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mainwnd_rows = 4</text:p>
          </table:table-cell>
          <table:table-cell table:style-name="ce26"/>
          <table:table-cell table:style-name="ce29" table:number-columns-repeated="3"/>
          <table:table-cell table:number-columns-repeated="2" table:style-name="ce29" office:value-type="string" calcext:value-type="string">
            <text:p>x</text:p>
          </table:table-cell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inwnd_cols = 8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eqs_in_set = 4*8 = 32</text:p>
          </table:table-cell>
          <table:table-cell table:style-name="ce21" office:value-type="string" calcext:value-type="string">
            <text:p>userfile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gmute_tracks = 32*32 = 1024</text:p>
          </table:table-cell>
          <table:table-cell table:style-name="ce26"/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max_sets = 3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total_seqs = 32*32 (seqs x sets)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x_sequence = 32 (rows x cols x sets)</text:p>
          </table:table-cell>
          <table:table-cell table:style-name="ce26" office:value-type="string" calcext:value-type="string">
            <text:p>*midibus*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20"/>
          <table:table-cell table:style-name="ce29" table:number-columns-repeated="1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ppqn = 192</text:p>
          </table:table-cell>
          <table:table-cell table:style-name="ce26" office:value-type="string" calcext:value-type="string">
            <text:p>*midibus*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bpm = 120</text:p>
          </table:table-cell>
          <table:table-cell table:style-name="ce26" office:value-type="string" calcext:value-type="string">
            <text:p>*midibus*</text:p>
          </table:table-cell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x_busses = 32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thread_trigger_width_ms = 4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thread_trigger_lookahead_ms = 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text_x = 6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text_y = 1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eqchars_x = 15 (new)</text:p>
          </table:table-cell>
          <table:table-cell table:style-name="ce26"/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eqchars_y = 5 (new)</text:p>
          </table:table-cell>
          <table:table-cell table:style-name="ce26"/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eqarea_x = 6 * 15 (pixels)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eqarea_y = 12 * 5 (pixels)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inwid_border = 0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inwid_spacing = 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control_height = 0</text:p>
          </table:table-cell>
          <table:table-cell table:style-name="ce26"/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inwid_x = 92 * 8 – 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ainwid_y = 62 *4 + 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dataarea_y = 128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13"/>
          <table:table-cell/>
        </table:table-row>
        <table:table-row table:style-name="ro1">
          <table:table-cell table:style-name="ce22" office:value-type="string" calcext:value-type="string">
            <text:p>c_data_x = 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key_x = 16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 office:value-type="string" calcext:value-type="string">
            <text:p>c_key_y = 8</text:p>
          </table:table-cell>
          <table:table-cell table:style-name="ce26" office:value-type="string" calcext:value-type="string">
            <text:p>fruityseqroll</text:p>
          </table:table-cell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 office:value-type="string" calcext:value-type="string">
            <text:p>c_num_keys = 128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 office:value-type="string" calcext:value-type="string">
            <text:p>c_keyarea_x = 36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 office:value-type="string" calcext:value-type="string">
            <text:p>c_keyoffset_x = 36 – 16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 office:value-type="string" calcext:value-type="string">
            <text:p>c_keyarea_y = 16 * 128 + 1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rollarea_y = c_keyarea_y</text:p>
          </table:table-cell>
          <table:table-cell table:style-name="ce26" office:value-type="string" calcext:value-type="string">
            <text:p>fruityseq</text:p>
          </table:table-cell>
          <table:table-cell table:style-name="ce29" table:number-columns-repeated="5"/>
          <table:table-cell table:style-name="ce33"/>
          <table:table-cell table:style-name="ce29" table:number-columns-repeated="5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/>
        </table:table-row>
        <table:table-row table:style-name="ro1">
          <table:table-cell office:value-type="string" calcext:value-type="string">
            <text:p>c_eventarea_y = 16 (pixels)</text:p>
          </table:table-cell>
          <table:table-cell table:style-name="ce26" office:value-type="string" calcext:value-type="string">
            <text:p>fruityseq</text:p>
          </table:table-cell>
          <table:table-cell table:style-name="ce26" office:value-type="string" calcext:value-type="string">
            <text:p>seq24seq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eventevent_x = 5</text:p>
          </table:table-cell>
          <table:table-cell table:style-name="ce26" office:value-type="string" calcext:value-type="string">
            <text:p>fruityseq</text:p>
          </table:table-cell>
          <table:table-cell table:style-name="ce26" office:value-type="string" calcext:value-type="string">
            <text:p>seq24seq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eventevent_y = 10</text:p>
          </table:table-cell>
          <table:table-cell table:style-name="ce26"/>
          <table:table-cell table:style-name="ce26" office:value-type="string" calcext:value-type="string">
            <text:p>seq24seq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timearea_y = 18</text:p>
          </table:table-cell>
          <table:table-cell table:style-name="ce26"/>
          <table:table-cell table:style-name="ce29" table:number-columns-repeated="5"/>
          <table:table-cell table:style-name="ce20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14"/>
          <table:table-cell/>
        </table:table-row>
        <table:table-row table:style-name="ro1">
          <table:table-cell office:value-type="string" calcext:value-type="string">
            <text:p>c_midi_notes = 256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 office:value-type="string" calcext:value-type="string">
            <text:p>c_dummy = “Untitled”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 office:value-type="string" calcext:value-type="string">
            <text:p>c_maxbeats = 0xffff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idibus = 0x24240001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midich = 0x2424000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table:style-name="ce23" office:value-type="string" calcext:value-type="string">
            <text:p>c_midiclocks = 0x24240003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triggers = 0x24240004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table:style-name="ce23" office:value-type="string" calcext:value-type="string">
            <text:p>c_notes = 0x24240005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timesig = 0x24240006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table:style-name="ce23" office:value-type="string" calcext:value-type="string">
            <text:p>c_bpmtag = 0x24240007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office:value-type="string" calcext:value-type="string">
            <text:p>c_triggers_new = 0x24240008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table:style-name="ce23" office:value-type="string" calcext:value-type="string">
            <text:p>c_mutegroups = 0x24240009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 table:style-name="ce23" office:value-type="string" calcext:value-type="string">
            <text:p>c_midictrl = 0x24240010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midifile</text:p>
          </table:table-cell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font_6_12[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font_8_13[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font_5_7[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adding = 0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normal = 1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table:style-name="ce22" office:value-type="string" calcext:value-type="string">
            <text:p>c_paste = 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redraw_ms = 20 or 40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names_x = 6 * 24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names_y = 2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perf_scale_x = 32 (ticks per pixel)</text:p>
          </table:table-cell>
          <table:table-cell table:style-name="ce26"/>
          <table:table-cell table:style-name="ce29" table:number-columns-repeated="5"/>
          <table:table-cell table:style-name="ce20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14"/>
          <table:table-cell/>
        </table:table-row>
        <table:table-row table:style-name="ro1">
          <table:table-cell office:value-type="string" calcext:value-type="string">
            <text:p>c_max_instruments = 64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showmidi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priorit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stats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pass_sysex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with_jack_transport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with_jack_master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with_jack_master_cond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jack_start_mode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manual_alsa_ports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filename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jack_session_uuid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last_used_dir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is_pattern_playing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print_keys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user_midi_bus_definitions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global_user_instrument_definitions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music_scales: _off, _major, _minor, _size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cales_policy[][12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cales_transpose_up[][12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 office:value-type="string" calcext:value-type="string">
            <text:p>c_scales_transpose_dn[][12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22" office:value-type="string" calcext:value-type="string">
            <text:p>c_scales_symbolic[][12]</text:p>
          </table:table-cell>
          <table:table-cell table:style-name="ce26"/>
          <table:table-cell table:number-columns-repeated="2"/>
          <table:table-cell table:style-name="ce29" table:number-columns-repeated="3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scales_text[][6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/>
        </table:table-row>
        <table:table-row table:style-name="ro1">
          <table:table-cell office:value-type="string" calcext:value-type="string">
            <text:p>c_key_text[][3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 office:value-type="string" calcext:value-type="string">
            <text:p>seqkeys</text:p>
          </table:table-cell>
        </table:table-row>
        <table:table-row table:style-name="ro1">
          <table:table-cell office:value-type="string" calcext:value-type="string">
            <text:p>c_interval_text[][3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chord_text[][5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interaction_method_names[]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interaction_method_descs[]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global_interactionmethod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ontrollers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controller_names[128]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 table:number-rows-repeated="2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event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Many EVENT_XXXXXX MIDI codes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fruityseqroll.cpp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 office:value-type="string" calcext:value-type="string">
            <text:p>seq24seq</text:p>
          </table:table-cell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handlesize = 16</text:p>
          </table:table-cell>
          <table:table-cell table:style-name="ce26" office:value-type="string" calcext:value-type="string">
            <text:p>fruityseqroll</text:p>
          </table:table-cell>
          <table:table-cell table:style-name="ce29" table:number-columns-repeated="2"/>
          <table:table-cell/>
          <table:table-cell table:style-name="ce29" table:number-columns-repeated="2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(moved to <text:span text:style-name="T1">globals</text:span> for now)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lash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table:style-name="ce24" office:value-type="string" calcext:value-type="string">
            <text:p>lash_driver</text:p>
          </table:table-cell>
          <table:table-cell table:style-name="ce26"/>
          <table:table-cell table:style-name="ce30" office:value-type="string" calcext:value-type="string">
            <text:p>x</text:p>
          </table:table-cell>
          <table:table-cell table:style-name="ce30"/>
          <table:table-cell table:style-name="ce29" table:number-columns-repeated="3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maintime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aintime_x = 300</text:p>
          </table:table-cell>
          <table:table-cell table:style-name="ce26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aintime_y = 10</text:p>
          </table:table-cell>
          <table:table-cell table:style-name="ce26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pill_width = 8</text:p>
          </table:table-cell>
          <table:table-cell table:style-name="ce26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globals.h, was in mainwid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seqarea_seq_x = c_text_x * 13 = 6 * 13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seqarea_seq_y = c_text_y * 13 = 12 * 2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midibus_common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 office:value-type="string" calcext:value-type="string">
            <text:p>*midibus</text:p>
          </table:table-cell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idibus_output_size = 0x100000</text:p>
          </table:table-cell>
          <table:table-cell table:style-name="ce26" office:value-type="string" calcext:value-type="string">
            <text:p>*midibus</text:p>
          </table:table-cell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idibus_input_size = 0x100000</text:p>
          </table:table-cell>
          <table:table-cell table:style-name="ce26" office:value-type="string" calcext:value-type="string">
            <text:p>midibus</text:p>
          </table:table-cell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idibus_sysex_chunk = 0x100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perform.h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status_replace = 0x01</text:p>
          </table:table-cell>
          <table:table-cell table:style-name="ce26"/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status_snapshot = 0x02</text:p>
          </table:table-cell>
          <table:table-cell table:style-name="ce26"/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status_queue = 0x04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idi_track_ctrl = 32 * 2</text:p>
          </table:table-cell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bpm_up = “; nexts increment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bpm_dn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ss_up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ss_dn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mod_replace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mod_snapshot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mod_queue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mod_gmute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mod_glearn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_ play_ss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mdi_controls</text:p>
          </table:table-cell>
          <table:table-cell table:style-name="ce26"/>
          <table:table-cell table:style-name="ce29" table:number-columns-repeated="5"/>
          <table:table-cell table:style-name="ce20" office:value-type="string" calcext:value-type="string">
            <text:p>optionsfile</text:p>
          </table:table-cell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33"/>
          <table:table-cell table:style-name="ce29" table:number-columns-repeated="17"/>
          <table:table-cell table:style-name="ce20"/>
        </table:table-row>
        <table:table-row table:style-name="ro1">
          <table:table-cell table:style-name="ce25" office:value-type="string" calcext:value-type="string">
            <text:p>Also defines many public data members!</text:p>
          </table:table-cell>
          <table:table-cell table:style-name="ce27"/>
          <table:table-cell table:style-name="ce31" table:number-columns-repeated="2"/>
          <table:table-cell table:style-name="ce29" table:number-columns-repeated="3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perfroll.h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perfroll_background_x = …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perfroll_size_box_w = 3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c_perfroll_size_box_click_w = 3 + 1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sequence.h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enum draw_type { DRAW_XXXX }</text:p>
          </table:table-cell>
          <table:table-cell table:style-name="ce26"/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sequence::select_action_e { …}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options (static)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c_status = 0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c_status_inv = 1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c_d1 = 2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c_d2 = 3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table:style-name="ce22" office:value-type="string" calcext:value-type="string">
            <text:p>c_d3 = 4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>
          <table:table-cell office:value-type="string" calcext:value-type="string">
            <text:p>enum = { e_keylabelsonsequence }</text:p>
          </table:table-cell>
          <table:table-cell table:style-name="ce26"/>
          <table:table-cell table:style-name="ce29" table:number-columns-repeated="5"/>
          <table:table-cell/>
          <table:table-cell table:style-name="ce29" table:number-columns-repeated="1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0"/>
        </table:table-row>
        <table:table-row table:style-name="ro1" table:number-rows-repeated="33">
          <table:table-cell/>
          <table:table-cell table:style-name="ce26"/>
          <table:table-cell table:style-name="ce29" table:number-columns-repeated="5"/>
          <table:table-cell/>
          <table:table-cell table:style-name="ce29" table:number-columns-repeated="17"/>
          <table:table-cell table:style-name="ce20"/>
        </table:table-row>
        <table:table-row table:style-name="ro1" table:number-rows-repeated="104836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18pt" fo:margin-right="18pt" style:shadow="none" fo:background-color="transparent" style:print-page-order="ltr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5:24:04.160916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9-22T15:59:38.269307992</dc:date>
    <meta:editing-duration>PT14H28M58S</meta:editing-duration>
    <meta:editing-cycles>107</meta:editing-cycles>
    <meta:generator>LibreOffice/5.0.0.5$Linux_X86_64 LibreOffice_project/437e4abdf9e72fd0a6e6f8697a0e659bc77f9b10</meta:generator>
    <meta:print-date>2015-09-21T13:38:08.806222056</meta:print-date>
    <meta:document-statistic meta:table-count="4" meta:cell-count="1309" meta:object-count="0"/>
  </office:meta>
</office:document-meta>
</file>